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wrap-option="wrap" fo:padding="0.049cm"/>
    </style:style>
    <style:style style:name="ce6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19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2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3" table:default-cell-style-name="ce12"/>
        <table:table-column table:style-name="co4" table:default-cell-style-name="ce18"/>
        <table:table-column table:style-name="co3" table:number-columns-repeated="3" table:default-cell-style-name="ce12"/>
        <table:table-column table:style-name="co4" table:default-cell-style-name="ce18"/>
        <table:table-column table:style-name="co5" table:default-cell-style-name="ce27"/>
        <table:table-row table:style-name="ro1" table:number-rows-repeated="2">
          <table:table-cell/>
          <table:table-cell table:style-name="ce5"/>
          <table:table-cell table:number-columns-repeated="8"/>
          <table:table-cell table:style-name="Default"/>
        </table:table-row>
        <table:table-row table:style-name="ro1">
          <table:table-cell/>
          <table:table-cell table:style-name="ce6"/>
          <table:table-cell table:style-name="ce13" office:value-type="string" calcext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2">
          <table:table-cell table:style-name="ce2" office:value-type="string" calcext:value-type="string">
            <text:p>Núm</text:p>
          </table:table-cell>
          <table:table-cell table:style-name="ce7" office:value-type="string" calcext:value-type="string">
            <text:p>Heurísticos</text:p>
          </table:table-cell>
          <table:table-cell table:style-name="ce14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4"/>
          <table:covered-table-cell table:style-name="ce19"/>
          <table:table-cell table:style-name="ce14" office:value-type="string" calcext:value-type="string" table:number-columns-spanned="4" table:number-rows-spanned="1">
            <text:p>Calificación</text:p>
          </table:table-cell>
          <table:covered-table-cell table:number-columns-repeated="2" table:style-name="ce14"/>
          <table:covered-table-cell table:style-name="ce19"/>
          <table:table-cell table:style-name="ce23" office:value-type="string" calcext:value-type="string">
            <text:p>Comentarios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Sección 1 – Visibilidad del estado del sistem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Cada parte de la interfaz comienza con un título o encabezamiento que describa el contenido de la pantalla?</text:p>
          </table:table-cell>
          <table:table-cell table:style-name="ce16" table:number-columns-repeated="3"/>
          <table:table-cell table:style-name="ce21" table:formula="of:=HARMEAN([.C6];[.D6];[.E6])" office:value-type="string" office:string-value="" calcext:value-type="error">
            <text:p>#VALOR!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HARMEAN([.G6];[.H6];[.I6])" office:value-type="float" office:value="2.76923076923077" calcext:value-type="float">
            <text:p>2,77</text:p>
          </table:table-cell>
          <table:table-cell table:style-name="ce2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16" table:number-columns-repeated="3"/>
          <table:table-cell table:style-name="ce21" table:formula="of:=HARMEAN([.C7];[.D7];[.E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7];[.H7];[.I7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El sistema provee visibilidad?</text:p>
          </table:table-cell>
          <table:table-cell table:style-name="ce16" table:number-columns-repeated="3"/>
          <table:table-cell table:style-name="ce21" table:formula="of:=HARMEAN([.C8];[.D8];[.E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8];[.H8];[.I8])" office:value-type="string" office:string-value="" calcext:value-type="error">
            <text:p>#VALOR!</text:p>
          </table:table-cell>
          <table:table-cell table:style-name="ce25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style-name="ce16" table:number-columns-repeated="3"/>
          <table:table-cell table:style-name="ce21" table:formula="of:=HARMEAN([.C9];[.D9];[.E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9];[.H9];[.I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2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2 – Lenguaje de los usuario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16" table:number-columns-repeated="3"/>
          <table:table-cell table:style-name="ce21" table:formula="of:=HARMEAN([.C12];[.D12];[.E1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2];[.H12];[.I12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uando la pantalla incluye preguntas que deben ser respondidas, ¿el lenguaje es simple y claro?</text:p>
          </table:table-cell>
          <table:table-cell table:style-name="ce16" table:number-columns-repeated="3"/>
          <table:table-cell table:style-name="ce21" table:formula="of:=HARMEAN([.C13];[.D13];[.E13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3];[.H13];[.I13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Las opciones de los menús, ¿se corresponden lógicamente con categorías que tengan un significado unívoco?</text:p>
          </table:table-cell>
          <table:table-cell table:style-name="ce16" table:number-columns-repeated="3"/>
          <table:table-cell table:style-name="ce21" table:formula="of:=HARMEAN([.C14];[.D14];[.E14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4];[.H14];[.I14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3 – Control y libertad para el usuario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style-name="ce16" table:number-columns-repeated="3"/>
          <table:table-cell table:style-name="ce21" table:formula="of:=HARMEAN([.C17];[.D17];[.E1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7];[.H17];[.I17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Se pregunta al usuario que confirme acciones que tendrán consecuencias drásticas, negativas o destructivas?</text:p>
          </table:table-cell>
          <table:table-cell table:style-name="ce16" table:number-columns-repeated="3"/>
          <table:table-cell table:style-name="ce21" table:formula="of:=HARMEAN([.C18];[.D18];[.E1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8];[.H18];[.I18])" office:value-type="string" office:string-value="" calcext:value-type="error">
            <text:p>#VALOR!</text:p>
          </table:table-cell>
          <table:table-cell table:style-name="ce2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21" table:formula="of:=HARMEAN([.C19];[.D19];[.E19])" office:value-type="float" office:value="5" calcext:value-type="float">
            <text:p>5,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1" table:formula="of:=HARMEAN([.G19];[.H19];[.I19])" office:value-type="float" office:value="5.21739130434783" calcext:value-type="float">
            <text:p>5,22</text:p>
          </table:table-cell>
          <table:table-cell table:style-name="ce2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Los menús son anchos (muchos ítems) antes que profundos (muchos niveles)?</text:p>
          </table:table-cell>
          <table:table-cell table:style-name="ce16" table:number-columns-repeated="3"/>
          <table:table-cell table:style-name="ce21" table:formula="of:=HARMEAN([.C20];[.D20];[.E20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0];[.H20];[.I20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16" table:number-columns-repeated="3"/>
          <table:table-cell table:style-name="ce21" table:formula="of:=HARMEAN([.C21];[.D21];[.E21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1];[.H21];[.I21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4 – Consistencia y estánda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abuso de letras en mayúscula en la pantalla ha sido evitado?</text:p>
          </table:table-cell>
          <table:table-cell table:style-name="ce16" table:number-columns-repeated="3"/>
          <table:table-cell table:style-name="ce21" table:formula="of:=HARMEAN([.C24];[.D24];[.E24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4];[.H24];[.I24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Cada ventana posee un título?</text:p>
          </table:table-cell>
          <table:table-cell table:style-name="ce16" table:number-columns-repeated="3"/>
          <table:table-cell table:style-name="ce21" table:formula="of:=HARMEAN([.C25];[.D25];[.E2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5];[.H25];[.I25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Los menús son presentados de manera vertical?</text:p>
          </table:table-cell>
          <table:table-cell table:style-name="ce16" table:number-columns-repeated="3"/>
          <table:table-cell table:style-name="ce21" table:formula="of:=HARMEAN([.C26];[.D26];[.E26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6];[.H26];[.I26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Los títulos de los menús están centrados o justificados a la izquierda?</text:p>
          </table:table-cell>
          <table:table-cell table:style-name="ce16" table:number-columns-repeated="3"/>
          <table:table-cell table:style-name="ce21" table:formula="of:=HARMEAN([.C27];[.D27];[.E2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7];[.H27];[.I27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¿Las técnicas para atraer al usuario están utilizadas de manera cuidadosa?</text:p>
          </table:table-cell>
          <table:table-cell table:style-name="ce16" table:number-columns-repeated="3"/>
          <table:table-cell table:style-name="ce21" table:formula="of:=HARMEAN([.C28];[.D28];[.E2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8];[.H28];[.I28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Intensidad: solo dos niveles</text:p>
          </table:table-cell>
          <table:table-cell table:style-name="ce16" table:number-columns-repeated="3"/>
          <table:table-cell table:style-name="ce21" table:formula="of:=HARMEAN([.C29];[.D29];[.E2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9];[.H29];[.I2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Tamaño: hasta cuatro veces</text:p>
          </table:table-cell>
          <table:table-cell table:style-name="ce16" table:number-columns-repeated="3"/>
          <table:table-cell table:style-name="ce21" table:formula="of:=HARMEAN([.C30];[.D30];[.E30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0];[.H30];[.I30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Fuentes: hasta tres tipos</text:p>
          </table:table-cell>
          <table:table-cell table:style-name="ce16" table:number-columns-repeated="3"/>
          <table:table-cell table:style-name="ce21" table:formula="of:=HARMEAN([.C31];[.D31];[.E31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1];[.H31];[.I31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Color: hasta cuatro colores diferentes</text:p>
          </table:table-cell>
          <table:table-cell table:style-name="ce16" table:number-columns-repeated="3"/>
          <table:table-cell table:style-name="ce21" table:formula="of:=HARMEAN([.C32];[.D32];[.E3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2];[.H32];[.I32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9">
          <table:table-cell table:style-name="ce3"/>
          <table:table-cell table:style-name="ce8" office:value-type="string" calcext:value-type="string">
            <text:p>Sección 5 – Ayuda a los usuarios: Reconocimiento, diagnóstico y recuperación de erro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16" table:number-columns-repeated="3"/>
          <table:table-cell table:style-name="ce21" table:formula="of:=HARMEAN([.C35];[.D35];[.E3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5];[.H35];[.I35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Los mensajes de error sugieren la causa del problema que los ha ocasionado?</text:p>
          </table:table-cell>
          <table:table-cell table:style-name="ce16" table:number-columns-repeated="3"/>
          <table:table-cell table:style-name="ce21" table:formula="of:=HARMEAN([.C36];[.D36];[.E36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6];[.H36];[.I36])" office:value-type="string" office:string-value="" calcext:value-type="error">
            <text:p>#VALOR!</text:p>
          </table:table-cell>
          <table:table-cell table:style-name="ce25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16" table:number-columns-repeated="3"/>
          <table:table-cell table:style-name="ce21" table:formula="of:=HARMEAN([.C37];[.D37];[.E3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7];[.H37];[.I37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6 – Prevención de erro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sistema previene a los usuarios de cometer errores siempre que esto es posible?</text:p>
          </table:table-cell>
          <table:table-cell table:style-name="ce16" table:number-columns-repeated="3"/>
          <table:table-cell table:style-name="ce21" table:formula="of:=HARMEAN([.C40];[.D40];[.E40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0];[.H40];[.I40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16" table:number-columns-repeated="3"/>
          <table:table-cell table:style-name="ce21" table:formula="of:=HARMEAN([.C41];[.D41];[.E41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1];[.H41];[.I41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7 – Reconocimiento antes que cancelación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despliegue de datos comienza en la parte superior izquierda de la pantalla?</text:p>
          </table:table-cell>
          <table:table-cell table:style-name="ce16" table:number-columns-repeated="3"/>
          <table:table-cell table:style-name="ce21" table:formula="of:=HARMEAN([.C44];[.D44];[.E44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4];[.H44];[.I44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Las áreas de texto tienen “espacios de respiración” que las rodeen?</text:p>
          </table:table-cell>
          <table:table-cell table:style-name="ce16" table:number-columns-repeated="3"/>
          <table:table-cell table:style-name="ce21" table:formula="of:=HARMEAN([.C45];[.D45];[.E4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5];[.H45];[.I45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Se utiliza el espacio en blanco para crear simetría y guiar al ojo del usuario en la dirección adecuada?</text:p>
          </table:table-cell>
          <table:table-cell table:style-name="ce16" table:number-columns-repeated="3"/>
          <table:table-cell table:style-name="ce21" table:formula="of:=HARMEAN([.C46];[.D46];[.E46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6];[.H46];[.I46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Se han agrupado los ítems en zonas lógicas, utilizando encabezamientos para distinguir entre dichas zonas?</text:p>
          </table:table-cell>
          <table:table-cell table:style-name="ce16" table:number-columns-repeated="3"/>
          <table:table-cell table:style-name="ce21" table:formula="of:=HARMEAN([.C47];[.D47];[.E4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7];[.H47];[.I47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16" table:number-columns-repeated="3"/>
          <table:table-cell table:style-name="ce21" table:formula="of:=HARMEAN([.C48];[.D48];[.E4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8];[.H48];[.I48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¿Existe un buen contraste de brillo y de color entre los colores usados para imágenes y fondo?</text:p>
          </table:table-cell>
          <table:table-cell table:style-name="ce16" table:number-columns-repeated="3"/>
          <table:table-cell table:style-name="ce21" table:formula="of:=HARMEAN([.C49];[.D49];[.E4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9];[.H49];[.I4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 table:formula="of:=HARMEAN([.C50];[.D50];[.E50])" office:value-type="string" office:string-value="" calcext:value-type="error">
            <text:p>#VALOR!</text:p>
          </table:table-cell>
          <table:table-cell table:style-name="ce17" table:number-columns-repeated="3"/>
          <table:table-cell table:style-name="ce21" table:formula="of:=HARMEAN([.G50];[.H50];[.I50])" office:value-type="string" office:string-value="" calcext:value-type="error">
            <text:p>#VALOR!</text:p>
          </table:table-cell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8 – Estética de diálogos y diseño minimalist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os títulos de los menús son breves pero suficientemente largos como para comunicar su contenido?</text:p>
          </table:table-cell>
          <table:table-cell table:style-name="ce16" table:number-columns-repeated="3"/>
          <table:table-cell table:style-name="ce21" table:formula="of:=HARMEAN([.C52];[.D52];[.E5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2];[.H52];[.I52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9 – Ayuda general y documentación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a función de ayuda del menú es visible?</text:p>
          </table:table-cell>
          <table:table-cell table:style-name="ce16" table:number-columns-repeated="3"/>
          <table:table-cell table:style-name="ce21" table:formula="of:=HARMEAN([.C55];[.D55];[.E5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5];[.H55];[.I55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 table:formula="of:=HARMEAN([.C56];[.D56];[.E56])" office:value-type="string" office:string-value="" calcext:value-type="error">
            <text:p>#VALOR!</text:p>
          </table:table-cell>
          <table:table-cell table:style-name="ce17" table:number-columns-repeated="3"/>
          <table:table-cell table:style-name="ce21" table:formula="of:=HARMEAN([.G56];[.H56];[.I56])" office:value-type="string" office:string-value="" calcext:value-type="error">
            <text:p>#VALOR!</text:p>
          </table:table-cell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10 – Interacción con el usuario placentera y respetuos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2.3 ¿Se ha usado el color con discreción?</text:p>
          </table:table-cell>
          <table:table-cell table:style-name="ce16" table:number-columns-repeated="3"/>
          <table:table-cell table:style-name="ce21" table:formula="of:=HARMEAN([.C58];[.D58];[.E5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8];[.H58];[.I58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12.8 ¿Los requerimientos de tecleo son mínimos para las interfaces de pregunta y respuesta?</text:p>
          </table:table-cell>
          <table:table-cell table:style-name="ce16" table:number-columns-repeated="3"/>
          <table:table-cell table:style-name="ce21" table:formula="of:=HARMEAN([.C59];[.D59];[.E5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9];[.H59];[.I5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11 – Privacida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as áreas protegidas son completamente inaccesibles?</text:p>
          </table:table-cell>
          <table:table-cell table:style-name="ce16" table:number-columns-repeated="3"/>
          <table:table-cell table:style-name="ce21" table:formula="of:=HARMEAN([.C62];[.D62];[.E6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62];[.H62];[.I62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Puede accederse con ciertas palabras clave a las áreas confidenciales o protegidas?</text:p>
          </table:table-cell>
          <table:table-cell table:style-name="ce16" table:number-columns-repeated="3"/>
          <table:table-cell table:style-name="ce21" table:formula="of:=HARMEAN([.C63];[.D63];[.E63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63];[.H63];[.I63])" office:value-type="string" office:string-value="" calcext:value-type="error">
            <text:p>#VALOR!</text:p>
          </table:table-cell>
          <table:table-cell table:style-name="ce25"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0:09:28.2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3.1.2$Windows_x86 LibreOffice_project/958349dc3b25111dbca392fbc281a05559ef6848</meta:generator>
    <dc:date>2014-11-27T10:39:54.650000000</dc:date>
    <meta:editing-duration>PT25M33S</meta:editing-duration>
    <meta:editing-cycles>6</meta:editing-cycles>
    <meta:document-statistic meta:table-count="1" meta:cell-count="281" meta:object-count="0"/>
  </office:meta>
</office:document-meta>
</file>